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6mm"/>
    </style:style>
    <style:style style:name="co2" style:family="table-column">
      <style:table-column-properties fo:break-before="auto" style:column-width="122.01mm"/>
    </style:style>
    <style:style style:name="co3" style:family="table-column">
      <style:table-column-properties fo:break-before="auto" style:column-width="75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color="#800000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Objec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High-level Obj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fe storage of all our pho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sy search/viewing of our pho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ility to group and annotate our pho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le to access photos and info after we have passed away or in a home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Transferred to TaskList.csv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Functional Objectives</text:p>
          </table:table-cell>
          <table:table-cell table:style-name="ce1" office:value-type="string" calcext:value-type="string">
            <text:p>Educational Objectives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Upload latest pictures from phones</text:p>
          </table:table-cell>
          <table:table-cell office:value-type="string" calcext:value-type="string">
            <text:p>Streams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pload latest pictures from tablets</text:p>
          </table:table-cell>
          <table:table-cell office:value-type="string" calcext:value-type="string">
            <text:p>Unit Testing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mport from cameras</text:p>
          </table:table-cell>
          <table:table-cell office:value-type="string" calcext:value-type="string">
            <text:p>State Management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Import scanned physical albums</text:p>
          </table:table-cell>
          <table:table-cell office:value-type="string" calcext:value-type="string">
            <text:p>Dart performance monitoring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Import file archives of old photos</text:p>
          </table:table-cell>
          <table:table-cell office:value-type="string" calcext:value-type="string">
            <text:p>Flutter performance monitoring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Remove/Ignore duplicates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Deduce location name from long/lat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Create album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Add one or more photos to an album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Remove one or more photos from an album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View album names with filter</text:p>
          </table:table-cell>
          <table:table-cell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Delete album</text:p>
          </table:table-cell>
          <table:table-cell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erge/Split albums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ank a single photo 1-5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Apply noise filter to old photo with revert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ank photos in a batch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dd caption and tags to a single photo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dd caption and tags to a batch of photos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Add location name to a single photo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Add location name to a batch of photos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Change date taken of a single photo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Change date take to a batch of photos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Crop a picture with revert</text:p>
          </table:table-cell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View photo full-screen and pinch zoom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View a list of photos as a a full-width list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View a list of photos as a set of tiles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Filter photos based on date/location/caption/rank/tag</text:p>
          </table:table-cell>
          <table:table-cell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Ability to auto-extend date filter based on scrolling or buttons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Export photos to a stick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Protect Database with session logic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upport user/device traceability</text:p>
          </table:table-cell>
          <table:table-cell/>
        </table:table-row>
      </table:table>
      <table:table table:name="Risks" table:style-name="ta1">
        <table:table-column table:style-name="co4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Technical Unknowns</text:p>
          </table:table-cell>
        </table:table-row>
        <table:table-row table:style-name="ro1">
          <table:table-cell/>
          <table:table-cell office:value-type="string" calcext:value-type="string">
            <text:p>Open-source location service is no good</text:p>
          </table:table-cell>
        </table:table-row>
        <table:table-row table:style-name="ro1">
          <table:table-cell/>
          <table:table-cell office:value-type="string" calcext:value-type="string">
            <text:p>Unable to run background service in IOS written in Dart</text:p>
          </table:table-cell>
        </table:table-row>
        <table:table-row table:style-name="ro1">
          <table:table-cell/>
          <table:table-cell office:value-type="string" calcext:value-type="string">
            <text:p>Unable to run background service in Android written in Dart</text:p>
          </table:table-cell>
        </table:table-row>
        <table:table-row table:style-name="ro1">
          <table:table-cell/>
          <table:table-cell office:value-type="string" calcext:value-type="string">
            <text:p>Unable to sync devices in a timely manner</text:p>
          </table:table-cell>
        </table:table-row>
        <table:table-row table:style-name="ro1">
          <table:table-cell/>
          <table:table-cell office:value-type="string" calcext:value-type="string">
            <text:p>Unable to autoboot windows service written in Dart</text:p>
          </table:table-cell>
        </table:table-row>
      </table:table>
      <table:table table:name="Technical Architecture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Technical Architecture Op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2-tier v 3-tier</text:p>
          </table:table-cell>
        </table:table-row>
        <table:table-row table:style-name="ro1">
          <table:table-cell/>
          <table:table-cell office:value-type="string" calcext:value-type="string">
            <text:p>Database index or text-index</text:p>
          </table:table-cell>
        </table:table-row>
        <table:table-row table:style-name="ro1">
          <table:table-cell/>
          <table:table-cell office:value-type="string" calcext:value-type="string">
            <text:p>Database Image or File image</text:p>
          </table:table-cell>
        </table:table-row>
        <table:table-row table:style-name="ro1">
          <table:table-cell/>
          <table:table-cell office:value-type="string" calcext:value-type="string">
            <text:p>Stateless or stateful db interface</text:p>
          </table:table-cell>
        </table:table-row>
        <table:table-row table:style-name="ro1">
          <table:table-cell/>
          <table:table-cell office:value-type="string" calcext:value-type="string">
            <text:p>active record (single table or joins)</text:p>
          </table:table-cell>
        </table:table-row>
      </table:table>
      <table:named-expressions/>
      <table:database-ranges>
        <table:database-range table:name="__Anonymous_Sheet_DB__0" table:target-range-address="Objectives.A9:Objectives.B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1:36:30.684440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4:53:06.610790936</meta:creation-date>
    <meta:generator>LibreOffice/5.1.4.2$MacOSX_X86_64 LibreOffice_project/f99d75f39f1c57ebdd7ffc5f42867c12031db97a</meta:generator>
    <dc:date>2019-03-31T16:06:13.743402013</dc:date>
    <meta:editing-duration>P1DT2H11S</meta:editing-duration>
    <meta:editing-cycles>5</meta:editing-cycles>
    <meta:print-date>2019-03-25T13:11:31.811288938</meta:print-date>
    <meta:document-statistic meta:table-count="3" meta:cell-count="87" meta:object-count="0"/>
  </office:meta>
</office:document-meta>
</file>